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5-10-0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5-07-15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5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5-01-2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4-10-15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4-07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4-04-0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4-01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3-10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3-07-1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3-04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3-01-26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2-10-03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2-07-21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2-07-2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2-07-2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2-04-19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2-01-25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1-10-2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1-07-22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1-04-23 0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1-01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0-10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0-07-16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0-07-11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0-04-2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20-01-16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9-10-11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9-07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9-04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9-01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8-10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8-07-2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8-04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8-01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7-10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7-07-1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7-04-2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7-01-0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7-01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6-10-1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6-10-1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6-07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6-04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6-01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5-10-19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5-07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5-07-0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5-04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5-01-1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4-12-0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4-07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4-04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4-01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3-12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3-04-1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3-04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3-01-1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3-01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10-2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10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07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07-2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04-2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04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01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2-01-26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1-10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1-07-27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1-07-2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1-07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1-01-1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0-11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0-07-2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0-04-2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10-01-1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9-11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9-06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9-06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9-02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8-09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8-06-28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8-03-2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7-11-02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7-04-17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6-12-2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6-08-23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6-06-22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6-05-2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6-02-02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5-10-1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5-07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5-04-2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4-04-1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4-03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3-11-0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3-09-1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3-06-25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3-04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3-02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12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10-1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08-1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06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04-1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04-1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02-2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2-01-0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1-08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1-06-2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1-04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1-02-0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0-10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0-08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0-05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0-02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2000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12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07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05-2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03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8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8-06-2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8-03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8-01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7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7-09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7-04-02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7-01-17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6-10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6-07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6-05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6-03-01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5-1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5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2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0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90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09205</text:p>
          </table:table-cell>
          <table:table-cell office:value-type="string" calcext:value-type="string">
            <text:p>01S/01W-33CBC</text:p>
          </table:table-cell>
          <table:table-cell office:value-type="string" calcext:value-type="string">
            <text:p>198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0" meta:object-count="0"/>
    <meta:user-defined meta:name="AppVersion">3.0</meta:user-defined>
  </office:meta>
</office:document-meta>
</file>